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18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5cm" fo:min-width="2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3.35cm" fo:min-width="10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35cm" fo:min-width="23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2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2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5cm" svg:height="3.6cm" draw:transform="rotate (1.5707963267949) translate (1cm 26.6cm)">
          <text:p text:style-name="P1">Linke Spalt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2" draw:layer="layout" svg:width="10.6cm" svg:height="23.6cm" svg:x="5.2cm" svg:y="3.1cm">
          <text:p text:style-name="P1">Hauptinha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9cm" svg:height="2cm" svg:x="1cm" svg:y="26.9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3.6cm" svg:height="3.6cm" draw:transform="rotate (1.5707963267949) translate (16.4cm 26.7cm)">
          <text:p text:style-name="P1">Rechte Spalte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5T20:00:47.593000000</meta:creation-date>
    <dc:date>2015-09-05T22:37:30.343000000</dc:date>
    <meta:editing-duration>PT6M7S</meta:editing-duration>
    <meta:editing-cycles>1</meta:editing-cycles>
    <meta:document-statistic meta:object-count="6"/>
    <meta:generator>LibreOffice/5.0.0.5$Windows_X86_64 LibreOffice_project/1b1a90865e348b492231e1c451437d7a15bb262b</meta:generator>
  </office:meta>
</office:document-meta>
</file>